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3" style:family="paragraph" style:parent-style-name="Standard">
      <style:text-properties fo:color="#000000" style:font-name="Consolas" fo:font-size="10pt" fo:language="en" fo:country="US" fo:font-weight="normal" style:font-name-asian="Consolas" style:font-size-asian="10pt" style:font-weight-asian="normal" style:font-name-complex="Consolas" style:font-size-complex="10pt" style:font-weight-complex="normal"/>
    </style:style>
    <style:style style:name="T1" style:family="text">
      <style:text-properties fo:color="#000000" style:font-name="Consolas" fo:font-size="10pt" style:font-name-asian="Consolas" style:font-size-asian="10pt" style:font-name-complex="Consolas" style:font-size-complex="10pt"/>
    </style:style>
    <style:style style:name="T2" style:family="text">
      <style:text-properties fo:color="#000000" style:font-name="Consolas" fo:font-size="10pt" fo:language="en" fo:country="US" style:font-name-asian="Consolas" style:font-size-asian="10pt" style:font-name-complex="Consolas" style:font-size-complex="10pt"/>
    </style:style>
    <style:style style:name="T3"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To solve this problem we have added two new classes to our project, SpikingNeuronPhenotype and SpikeTrainDistanceMetrics. </text:p>
      <text:p text:style-name="P1">SpikingNeuronPhenotype is our phenotype representation of the problem. The genotype is a 50 size bitset. Each 10 bit represent a parameter giving 1024 different values for mutation and crossover.</text:p>
      <text:p text:style-name="P1">The phenotype read this bitset and creates a spike train based on the values with 1001 timesteps. </text:p>
      <text:p text:style-name="P1"/>
      <text:p text:style-name="Standard"><text:span text:style-name="T3">The FitnessTesting class takes </text:span><text:span text:style-name="T1">evaluationMethod and trainingDataset as new integer parameters and has a new subclass, the </text:span><text:span text:style-name="T2">SpikeTrainDistanceMetrics. When the SpikeTrainDistanceMetrics is initiated it reads the target data from file and creates a target spike train and target spike position array. </text:span></text:p>
      <text:p text:style-name="P2">For each generation and phenotype the class then calculate the distance between the neuron and target train. The fitness is calculated with 1/(distance+1). This gives a fitness value between 0 and 1, as the optimal distance is 0.</text:p>
      <text:p text:style-name="P2"/>
      <text:p text:style-name="P2">For adult selection we used a combination of the methodes implemented in exercise 1. It used generation mixing 70% of the time and over production the rest of the time. This way we allow a full generation change from time to time as this allow some new phenotypes a chance to grow up. </text:p>
      <text:p text:style-name="P2"/>
      <text:p text:style-name="P2">For parent selection er used sigma scaling, this proved to give the best results. We used a generation pool of 200 and allowed 40 to be raised to adults. Corssover is random over the entire bitset and mutation is 5%. <text:s/></text:p>
      <text:p text:style-name="P2"/>
      <text:p text:style-name="P2">3)</text:p>
      <text:p text:style-name="P2">We have implemented it as a 1-1 mapping between the genotype and phenotype. This is because each 10 bit in the genotypes gives a unique value in the phenotype. No form of normalization or other manipulation is done. As a result any simple mutation or crossover with a different genotype gives a new unique phenotype.</text:p>
      <text:p text:style-name="P3"/>
      <text:p text:style-name="P3">4)</text:p>
      <text:p text:style-name="P3">The tool tells us about how the neuron works. Which parameters effect it and how it responds to different doses of these. When will it fire spikes and so on. </text:p>
      <text:p text:style-name="P3">A computational neuron scientist could use this to simulate the neuron in different environments. He could use it to try to build small parts of the brain to get a better understanding of the relations of different neurons. </text:p>
      <text:p text:style-name="P3">He could work with the health department to try out new medicine on a early stage to see the effect it could have on the brain. <text:s/></text:p>
      <text:p text:style-name="P3"/>
      <text:p text:style-name="P3">5)</text:p>
      <text:p text:style-name="P3">A other version of this tool could be used in speech recognition, where the algorithm would evolve to better understand recognize the user. Sound is waves and could therefore be represented in a similar way, where each letter in the alphabet was <text:s/>represented by X bits and the phenotype created a hertz train per letter.</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8T17:10:03.56</meta:creation-date>
    <dc:date>2012-02-28T20:33:03.89</dc:date>
    <meta:editing-duration>PT1H23M50S</meta:editing-duration>
    <meta:editing-cycles>7</meta:editing-cycles>
    <meta:generator>OpenOffice.org/3.3$Win32 OpenOffice.org_project/330m20$Build-9567</meta:generator>
    <meta:document-statistic meta:table-count="0" meta:image-count="0" meta:object-count="0" meta:page-count="1" meta:paragraph-count="16" meta:word-count="442" meta:character-count="2600"/>
  </office:meta>
</office:document-meta>
</file>